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bold"/>
    </style:style>
    <style:style style:name="P2" style:family="paragraph" style:parent-style-name="Heading_20_3">
      <style:text-properties fo:font-weight="bold"/>
    </style:style>
    <style:style style:name="P3" style:family="paragraph" style:parent-style-name="Heading_20_4">
      <style:text-properties fo:font-weight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akan, elindeki tüm loglara ve yaptığın adımlara dayanarak Necmettin Erbakan Üniversitesi standartlarına uygun, profesyonel bir deney raporu taslağı hazırladım. Bu rapor, senin 433036 nolu deneyin üzerinden elde ettiğin verileri içeriyor.</text:p>
      <text:p text:style-name="Horizontal_20_Line"/>
      <text:h text:style-name="P1" text:outline-level="2">IOT-LAB: A8-M3 Düğümleri Üzerinde Kamu IPv6 Ağı ile CoAP Sunucusu Deney Raporu</text:h>
      <text:h text:style-name="P2" text:outline-level="3">1. Deneyin Amacı</text:h>
      <text:p text:style-name="Text_20_body">Bu deneyin temel amacı, IoT-LAB platformu üzerinde RIOT-OS kullanarak düşük güç tüketimli bir kablosuz ağ (6LoWPAN) kurmak, bir Sınır Yönlendirici (Border Router) yapılandırmak ve CoAP (Constrained Application Protocol) protokolü üzerinden bir sunucu-istemci haberleşmesi gerçekleştirmektir.</text:p>
      <text:h text:style-name="P2" text:outline-level="3">2. Kullanılan Donanım ve Yazılımlar</text:h>
      <text:list text:style-name="L1">
        <text:list-item>
          <text:p text:style-name="P4"><text:span text:style-name="T1">Donanım:</text:span> 2 Adet IoT-LAB A8-M3 Düğümü (Node-a8-102 ve Node-a8-103).</text:p>
        </text:list-item>
        <text:list-item>
          <text:p text:style-name="P4"><text:span text:style-name="T1">İşletim Sistemi:</text:span> RIOT-OS (2020.10 sürümü).</text:p>
        </text:list-item>
        <text:list-item>
          <text:p text:style-name="P4"><text:span text:style-name="T1">Protokoller:</text:span> IPv6, 6LoWPAN, CoAP, UDP, Ethos.</text:p>
        </text:list-item>
        <text:list-item>
          <text:p text:style-name="P4"><text:span text:style-name="T1">Araçlar:</text:span> <text:span text:style-name="Source_20_Text">aiocoap-client</text:span>, <text:span text:style-name="Source_20_Text">arm-none-eabi-gcc</text:span>, <text:span text:style-name="Source_20_Text">ethos</text:span>, <text:span text:style-name="Source_20_Text">uhcpd</text:span>.</text:p>
        </text:list-item>
      </text:list>
      <text:h text:style-name="P2" text:outline-level="3">3. Deneyin Uygulanışı</text:h>
      <text:h text:style-name="P3" text:outline-level="4">3.1. Deney Rezervasyonu ve Hazırlık</text:h>
      <text:p text:style-name="Text_20_body">Saclay sitesinde 60 dakikalık bir deney başlatılmış ve 433036 ID'si ile düğümler rezerve edilmiştir.</text:p>
      <text:list text:style-name="L2">
        <text:list-item>
          <text:p text:style-name="P5"><text:span text:style-name="T1">Border Router (BR):</text:span> node-a8-102</text:p>
        </text:list-item>
        <text:list-item>
          <text:p text:style-name="P5"><text:span text:style-name="T1">CoAP Server:</text:span> node-a8-103</text:p>
        </text:list-item>
      </text:list>
      <text:h text:style-name="P3" text:outline-level="4">3.2. Yazılımların Derlenmesi ve Flaşlanması</text:h>
      <text:list text:style-name="L3">
        <text:list-item>
          <text:p text:style-name="P6"><text:span text:style-name="T1">Border Router:</text:span> <text:span text:style-name="Source_20_Text">examples/gnrc_border_router</text:span> örneği derlenerek 102 nolu düğüme flaşlanmıştır.</text:p>
        </text:list-item>
        <text:list-item>
          <text:p text:style-name="P6"><text:span text:style-name="T1">CoAP Server:</text:span> <text:span text:style-name="Source_20_Text">examples/nanocoap_server</text:span> örneği, sinyal girişimini önlemek ve BR ile uyumlu çalışmak adına <text:span text:style-name="Source_20_Text">DEFAULT_CHANNEL=13</text:span> parametresi ile derlenmiş ve 103 nolu düğüme flaşlanmıştır.</text:p>
        </text:list-item>
      </text:list>
      <text:h text:style-name="P3" text:outline-level="4">3.3. Ağ Yapılandırması (Ethos ve Tap Arayüzü)</text:h>
      <text:p text:style-name="Text_20_body">Border Router üzerinde <text:span text:style-name="Source_20_Text">ethos</text:span> ve <text:span text:style-name="Source_20_Text">uhcpd</text:span> araçları kullanılarak Linux (A8) ile RIOT (M3) arasında bir tünel oluşturulmuştur:</text:p>
      <text:list text:style-name="L4">
        <text:list-item>
          <text:p text:style-name="P7"><text:span text:style-name="T1">IPv6 Prefix:</text:span> <text:span text:style-name="Source_20_Text">2001:660:3207:466::/64</text:span></text:p>
        </text:list-item>
        <text:list-item>
          <text:p text:style-name="P7"><text:span text:style-name="T1">Komut:</text:span> <text:span text:style-name="Source_20_Text">./start_network.sh /dev/ttyA8_M3 tap0 2001:660:3207:466::/64 500000</text:span></text:p>
        </text:list-item>
      </text:list>
      <text:h text:style-name="P2" text:outline-level="3"><text:soft-page-break/>4. Deney Bulguları ve Analiz</text:h>
      <text:h text:style-name="P3" text:outline-level="4">4.1. Arayüz Kontrolü (ifconfig)</text:h>
      <text:p text:style-name="Text_20_body">Border Router üzerinde yapılan <text:span text:style-name="Source_20_Text">ifconfig</text:span> sorgusunda, kablolu (<text:span text:style-name="Source_20_Text">wired</text:span>) ve kablosuz (<text:span text:style-name="Source_20_Text">wireless</text:span>) arayüzlerin başarıyla yapılandırıldığı görülmüştür.</text:p>
      <text:list text:style-name="L5">
        <text:list-item>
          <text:p text:style-name="P8"><text:span text:style-name="T1">BR Global IP:</text:span> <text:span text:style-name="Source_20_Text">2001:660:3207:466:6462:640c:2c76:6afc</text:span></text:p>
        </text:list-item>
        <text:list-item>
          <text:p text:style-name="P8"><text:span text:style-name="T1">Kablosuz Kanal:</text:span> 13</text:p>
        </text:list-item>
      </text:list>
      <text:h text:style-name="P3" text:outline-level="4">4.2. Komşu Keşfi (Neighbor Discovery)</text:h>
      <text:p text:style-name="Text_20_body"><text:span text:style-name="Source_20_Text">nib neigh</text:span> komutu ile ağdaki düğümler izlenmiş, sunucu düğümünün (103) ağa kayıt süreci <text:span text:style-name="Source_20_Text">DELAY</text:span> ve <text:span text:style-name="Source_20_Text">REACHABLE</text:span> durumları üzerinden takip edilmiştir.</text:p>
      <text:h text:style-name="P3" text:outline-level="4">4.3. CoAP Haberleşmesi</text:h>
      <text:p text:style-name="Text_20_body">Saclay ön yüzünden (frontend) atılan CoAP GET sorgusu ile sunucudan veri alınmıştır:</text:p>
      <text:list text:style-name="L6">
        <text:list-item>
          <text:p text:style-name="P9"><text:span text:style-name="T1">İstek:</text:span> <text:span text:style-name="Source_20_Text">aiocoap-client coap://[2001:660:3207:466:6462:640c:2c76:6afc]/riot/board</text:span></text:p>
        </text:list-item>
        <text:list-item>
          <text:p text:style-name="P9"><text:span text:style-name="T1">Yanıt:</text:span> <text:span text:style-name="Source_20_Text">iotlab-a8-m3</text:span></text:p>
        </text:list-item>
      </text:list>
      <text:h text:style-name="P2" text:outline-level="3">5. Sonuç</text:h>
      <text:p text:style-name="Text_20_body">Deney başarıyla tamamlanmıştır. RIOT-OS'un sunduğu <text:span text:style-name="Source_20_Text">gnrc</text:span> ağ yığınının, 802.15.4 standartlarında 6LoWPAN başlık sıkıştırması yaparak global IPv6 internetine nasıl bağlandığı gözlemlenmiştir. CoAP protokolünün düşük kaynaklı IoT cihazları için verimliliği doğrulanmıştır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4T17:06:52.737132113</meta:creation-date>
    <dc:date>2026-03-04T17:07:12.934393725</dc:date>
    <meta:editing-duration>PT22S</meta:editing-duration>
    <meta:editing-cycles>1</meta:editing-cycles>
    <meta:document-statistic meta:table-count="0" meta:image-count="0" meta:object-count="0" meta:page-count="2" meta:paragraph-count="34" meta:word-count="328" meta:character-count="2615" meta:non-whitespace-character-count="2335"/>
    <meta:generator>LibreOffice/24.2.7.2$Linux_X86_64 LibreOffice_project/420$Build-2</meta:generator>
  </office:meta>
</office:document-meta>
</file>